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fo:min-height="0.684cm"/>
    </style:style>
    <style:style style:name="gr5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11.2cm" svg:height="3.6cm" svg:x="0.5cm" svg:y="16.9cm">
          <text:p text:style-name="P1">TODO: 人工無脳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2cm" svg:height="3.6cm" svg:x="16.2cm" svg:y="12.2cm">
          <text:p text:style-name="P1">すんすん</text:p>
          <text:p text:style-name="P1">特定の文字列に対してイベントを駆動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2cm" svg:height="3.6cm" svg:x="0.4cm" svg:y="11.8cm">
          <text:p text:style-name="P1">/user_db_observer</text:p>
          <text:p text:style-name="P1">- user_prompt.py</text:p>
          <text:p text:style-name="P1">- 標準入力を user_name として pu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2cm" svg:height="3.6cm" svg:x="16.2cm" svg:y="5.299cm">
          <text:p text:style-name="P1">/user_db_observer</text:p>
          <text:p text:style-name="P1">- user_db.py</text:p>
          <text:p text:style-name="P1">- user_db.json の更新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2cm" svg:height="3.6cm" svg:x="0.4cm" svg:y="5.5cm">
          <text:p text:style-name="P1">/set_phrase_talker</text:p>
          <text:p text:style-name="P1">- set_phrase_talker_listener.py</text:p>
          <text:p text:style-name="P1">- イベントをエコーしてレベルアップ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4cm" svg:height="2cm" svg:x="0.5cm" svg:y="3.9cm">
          <text:p text:style-name="P2">1. イベント行動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4cm" svg:height="2cm" svg:x="17.5cm" svg:y="3.8cm">
          <text:p text:style-name="P2">2. ユーザDB監視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4cm" svg:height="2cm" svg:x="0.6cm" svg:y="10.2cm">
          <text:p text:style-name="P2">3. ユーザ識別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4cm" svg:height="2cm" svg:x="17.2cm" svg:y="10.8cm">
          <text:p text:style-name="P2">4. イベントトリガ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4cm" svg:height="2cm" svg:x="0.8cm" svg:y="16cm">
          <text:p text:style-name="P2">5. 会話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7cm" svg:y1="11.2cm" svg:x2="11.6cm" svg:y2="8.8cm">
          <text:p/>
        </draw:line>
        <draw:frame draw:style-name="gr4" draw:layer="layout" svg:width="8cm" svg:height="1.615cm" svg:x="10.6cm" svg:y="7.284cm">
          <draw:text-box>
            <text:p>event_topic</text:p>
            <text:p>(std_msgs/String)</text:p>
          </draw:text-box>
        </draw:frame>
        <draw:frame draw:style-name="gr4" draw:layer="layout" svg:width="16.109cm" svg:height="1.615cm" svg:x="9.091cm" svg:y="2.666cm">
          <draw:text-box>
            <text:p>user_db_observer/levelup_event</text:p>
            <text:p>(std_msgs/Empty)</text:p>
          </draw:text-box>
        </draw:frame>
        <draw:line draw:style-name="gr3" draw:text-style-name="P2" draw:layer="layout" svg:x1="9.2cm" svg:y1="4.5cm" svg:x2="17.2cm" svg:y2="4.5cm">
          <text:p/>
        </draw:line>
        <draw:frame draw:style-name="gr4" draw:layer="layout" svg:width="10.531cm" svg:height="1.615cm" svg:x="6.669cm" svg:y="11.4cm">
          <draw:text-box>
            <text:p>user_db_observer/set_user_name</text:p>
            <text:p>(std_msgs/String)</text:p>
          </draw:text-box>
        </draw:frame>
        <draw:line draw:style-name="gr3" draw:text-style-name="P2" draw:layer="layout" svg:x1="11cm" svg:y1="11.8cm" svg:x2="16.2cm" svg:y2="9cm">
          <text:p/>
        </draw:line>
        <draw:line draw:style-name="gr3" draw:text-style-name="P2" draw:layer="layout" svg:x1="20cm" svg:y1="8.899cm" svg:x2="20cm" svg:y2="11cm">
          <text:p/>
        </draw:line>
        <draw:frame draw:style-name="gr4" draw:layer="layout" svg:width="11.541cm" svg:height="1.615cm" svg:x="16.659cm" svg:y="8.966cm">
          <draw:text-box>
            <text:p>user_db_observer/user_name(String)</text:p>
            <text:p>user_db_observer/user_level(Int32)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oda </meta:initial-creator>
    <meta:creation-date>2014-07-16T00:06:56</meta:creation-date>
    <dc:date>2014-07-16T00:25:49</dc:date>
    <dc:creator>noda </dc:creator>
    <meta:editing-duration>PT16M5S</meta:editing-duration>
    <meta:editing-cycles>22</meta:editing-cycles>
    <meta:generator>LibreOffice/3.5$Linux_X86_64 LibreOffice_project/350m1$Build-2</meta:generator>
    <meta:document-statistic meta:object-count="41"/>
  </office:meta>
</office:document-meta>
</file>